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dergraduate Course Assistant - What are they and how do I become one?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2, 2021 (09:42:13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what-is-an-undergraduate-course-assistant"/>What Is an Undergraduate Course Assistant?<text:bookmark-end text:name="what-is-an-undergraduate-course-assistant"/></text:h>
      <text:p text:style-name="First_20_paragraph">In this course, an Undergraduate Course Assistant (UCA) is generally present in addition to your instructor. A UCA is a student, generally in the School of Cyber and Computer Sciences, who successfully passed CSCI 1301 and that is hired by the School to assist other students.</text:p>
      <text:p text:style-name="Text_20_body">Their duties generally include:</text:p>
      <text:list text:style-name="L1">
        <text:list-item>
          <text:p text:style-name="P1">Helping the students during the labs,</text:p>
          <text:list text:style-name="L2">
            <text:list-item>
              <text:p text:style-name="P2">To set-up their computers,</text:p>
            </text:list-item>
            <text:list-item>
              <text:p text:style-name="P2">To find the right resources,</text:p>
            </text:list-item>
            <text:list-item>
              <text:p text:style-name="P2">To understand their IDE’s error messages,</text:p>
            </text:list-item>
            <text:list-item>
              <text:p text:style-name="P2">To investigate bugs with them,</text:p>
            </text:list-item>
            <text:list-item>
              <text:p text:style-name="P2">etc.</text:p>
            </text:list-item>
          </text:list>
        </text:list-item>
        <text:list-item>
          <text:p text:style-name="P1">Helping the students outside of the lab (through email, teams, or office hours), for similar tasks as in lab, but also to get ready for an exam or a quiz,</text:p>
        </text:list-item>
        <text:list-item>
          <text:p text:style-name="P1">Reporting to the instructors any issue, mistake or confusion they noticed,</text:p>
        </text:list-item>
        <text:list-item>
          <text:p text:style-name="P1">Suggesting improvements to the resources shared with the students.</text:p>
        </text:list-item>
      </text:list>
      <text:p text:style-name="First_20_paragraph">Their duties <text:span text:style-name="T1">can not</text:span> include:</text:p>
      <text:list text:style-name="L3">
        <text:list-item>
          <text:p text:style-name="P3">Understanding for you<text:note text:id="ftn0" text:note-class="footnote"><text:note-citation>1</text:note-citation><text:note-body><text:p text:style-name="Footnote">Althought that may sound curious, we believe it is important to remind you of the fact that they can only <text:span text:style-name="T1">help</text:span> you understanding, but that you have to do your part!</text:p></text:note-body></text:note>,</text:p>
        </text:list-item>
        <text:list-item>
          <text:p text:style-name="P3">Helping you or even commenting on graded material <text:span text:style-name="T1">before</text:span> it was graded,</text:p>
        </text:list-item>
        <text:list-item>
          <text:p text:style-name="P3">Helping you with other classes,</text:p>
        </text:list-item>
        <text:list-item>
          <text:p text:style-name="P3">Helping you becoming a self-regulated learner and work on your schedule<text:note text:id="ftn1" text:note-class="footnote"><text:note-citation>2</text:note-citation><text:note-body><text:p text:style-name="Footnote">That’s a job really well taken care of by the <text:a xlink:type="simple" xlink:href="https://www.augusta.edu/academicsuccess/" office:name=""><text:span text:style-name="Definition">Academic Success Center</text:span></text:a>!</text:p></text:note-body></text:note>.</text:p>
        </text:list-item>
      </text:list>
      <text:h text:style-name="Heading_20_1" text:outline-level="1"><text:bookmark-start text:name="how-do-i-become-one"/>How Do I Become One?<text:bookmark-end text:name="how-do-i-become-one"/></text:h>
      <text:p text:style-name="First_20_paragraph">A UCA is hired by the School upon recommendation of instructors, after discussion with our Academic Program Coordinator, and possibly our Director of Undergraduate Studies.</text:p>
      <text:p text:style-name="Text_20_body">A UCA <text:span text:style-name="T1">must</text:span>:</text:p>
      <text:list text:style-name="L4">
        <text:list-item>
          <text:p text:style-name="P4">Be a student, that is, currently enrolled in courses, or, if during the Summer, being enrolled in courses for the next Fall semester,</text:p>
        </text:list-item>
        <text:list-item>
          <text:p text:style-name="P4">Pass our Human Resources background check,</text:p>
        </text:list-item>
        <text:list-item>
          <text:p text:style-name="P4">Have an interest in tutoring,</text:p>
        </text:list-item>
        <text:list-item>
          <text:p text:style-name="P4">Understand clearly the limits and boundaries to the help they can provide to students.</text:p>
        </text:list-item>
      </text:list>
      <text:p text:style-name="First_20_paragraph">Additionally, if a student wants to help with this particular class, then the student must have successfully passed CSCI 1301 with a grade of B or higher</text:p>
      <text:p text:style-name="Text_20_body">A UCA will:</text:p>
      <text:list text:style-name="L5">
        <text:list-item>
          <text:p text:style-name="P5">Be able to work up to 25 hours per week (an average of 10 hours per week is typical, but needs to be discussed with the instructor), paid $12.50 per hour, without other benefits,</text:p>
        </text:list-item>
        <text:list-item>
          <text:p text:style-name="P5">Be adequately trained to use our platforms and edit our resources,</text:p>
        </text:list-item>
        <text:list-item>
          <text:p text:style-name="P5">Be able to work on Campus and discuss their schedule with their referent instructor,</text:p>
        </text:list-item>
        <text:list-item>
          <text:p text:style-name="P5">Develop a stronger bond with the instructors, facilitating possible future reference or research projects.</text:p>
        </text:list-item>
      </text:list>
      <text:p text:style-name="First_20_paragraph">So, in short: talk to any CSCI 1301 instructor if you feel like becoming a UCA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ndergraduate Course Assistant - What are they and how do I become one?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2T13:42:20Z</meta:creation-date>
    <dc:date>2021-07-02T13:42:20Z</dc:date>
    <meta:user-defined meta:name="date" meta:value-type="string">July   2, 2021 (09:42:13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